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office:value-type="string">
            <text:p>MAJ KEY</text:p>
          </table:table-cell>
          <table:table-cell office:value-type="string">
            <text:p>DIA TRIAD</text:p>
          </table:table-cell>
          <table:table-cell office:value-type="string">
            <text:p>DIA EXT</text:p>
          </table:table-cell>
          <table:table-cell office:value-type="string">
            <text:p>MAJ</text:p>
          </table:table-cell>
          <table:table-cell office:value-type="string">
            <text:p>MIN</text:p>
          </table:table-cell>
          <table:table-cell office:value-type="string">
            <text:p>DIM</text:p>
          </table:table-cell>
          <table:table-cell office:value-type="string">
            <text:p>AUG</text:p>
          </table:table-cell>
          <table:table-cell office:value-type="string">
            <text:p>M6</text:p>
          </table:table-cell>
          <table:table-cell office:value-type="float" office:value="7">
            <text:p>7</text:p>
          </table:table-cell>
          <table:table-cell office:value-type="string">
            <text:p>MAJ6</text:p>
          </table:table-cell>
          <table:table-cell office:value-type="string">
            <text:p>MAJ7</text:p>
          </table:table-cell>
          <table:table-cell office:value-type="string">
            <text:p>...</text:p>
          </table:table-cell>
          <table:table-cell table:number-columns-repeated="1012"/>
        </table:table-row>
        <table:table-row table:style-name="ro1">
          <table:table-cell office:value-type="string">
            <text:p>I</text:p>
          </table:table-cell>
          <table:table-cell office:value-type="string">
            <text:p>maj</text:p>
          </table:table-cell>
          <table:table-cell table:number-columns-repeated="1022"/>
        </table:table-row>
        <table:table-row table:style-name="ro1">
          <table:table-cell office:value-type="string">
            <text:p>IIb</text:p>
          </table:table-cell>
          <table:table-cell table:number-columns-repeated="2"/>
          <table:table-cell office:value-type="string">
            <text:p>COLOURS</text:p>
          </table:table-cell>
          <table:table-cell table:number-columns-repeated="1020"/>
        </table:table-row>
        <table:table-row table:style-name="ro1">
          <table:table-cell office:value-type="string">
            <text:p>II</text:p>
          </table:table-cell>
          <table:table-cell office:value-type="string">
            <text:p>min</text:p>
          </table:table-cell>
          <table:table-cell/>
          <table:table-cell office:value-type="string">
            <text:p>normal: white back</text:p>
          </table:table-cell>
          <table:table-cell table:number-columns-repeated="1020"/>
        </table:table-row>
        <table:table-row table:style-name="ro1">
          <table:table-cell office:value-type="string">
            <text:p>IIIb</text:p>
          </table:table-cell>
          <table:table-cell table:number-columns-repeated="2"/>
          <table:table-cell office:value-type="string">
            <text:p>this: red back</text:p>
          </table:table-cell>
          <table:table-cell table:number-columns-repeated="1020"/>
        </table:table-row>
        <table:table-row table:style-name="ro1">
          <table:table-cell office:value-type="string">
            <text:p>III</text:p>
          </table:table-cell>
          <table:table-cell office:value-type="string">
            <text:p>min</text:p>
          </table:table-cell>
          <table:table-cell/>
          <table:table-cell office:value-type="string">
            <text:p>next: green back</text:p>
          </table:table-cell>
          <table:table-cell table:number-columns-repeated="1020"/>
        </table:table-row>
        <table:table-row table:style-name="ro1">
          <table:table-cell office:value-type="string">
            <text:p>IV</text:p>
          </table:table-cell>
          <table:table-cell office:value-type="string">
            <text:p>maj</text:p>
          </table:table-cell>
          <table:table-cell table:number-columns-repeated="1022"/>
        </table:table-row>
        <table:table-row table:style-name="ro1">
          <table:table-cell office:value-type="string">
            <text:p>IV#</text:p>
          </table:table-cell>
          <table:table-cell table:number-columns-repeated="2"/>
          <table:table-cell office:value-type="string">
            <text:p>dia: black fore</text:p>
          </table:table-cell>
          <table:table-cell table:number-columns-repeated="1020"/>
        </table:table-row>
        <table:table-row table:style-name="ro1">
          <table:table-cell office:value-type="string">
            <text:p>V</text:p>
          </table:table-cell>
          <table:table-cell office:value-type="string">
            <text:p>maj</text:p>
          </table:table-cell>
          <table:table-cell office:value-type="string">
            <text:p>dom7</text:p>
          </table:table-cell>
          <table:table-cell office:value-type="string">
            <text:p>chromatic: grey fore</text:p>
          </table:table-cell>
          <table:table-cell table:number-columns-repeated="1020"/>
        </table:table-row>
        <table:table-row table:style-name="ro1">
          <table:table-cell office:value-type="string">
            <text:p>VIb</text:p>
          </table:table-cell>
          <table:table-cell table:number-columns-repeated="1023"/>
        </table:table-row>
        <table:table-row table:style-name="ro1">
          <table:table-cell office:value-type="string">
            <text:p>VI</text:p>
          </table:table-cell>
          <table:table-cell office:value-type="string">
            <text:p>min</text:p>
          </table:table-cell>
          <table:table-cell/>
          <table:table-cell office:value-type="string">
            <text:p>dia/chrom - calc from key</text:p>
          </table:table-cell>
          <table:table-cell table:number-columns-repeated="1020"/>
        </table:table-row>
        <table:table-row table:style-name="ro1">
          <table:table-cell office:value-type="string">
            <text:p>VIIb</text:p>
          </table:table-cell>
          <table:table-cell table:number-columns-repeated="1023"/>
        </table:table-row>
        <table:table-row table:style-name="ro1">
          <table:table-cell office:value-type="string">
            <text:p>VII</text:p>
          </table:table-cell>
          <table:table-cell office:value-type="string">
            <text:p>dim</text:p>
          </table:table-cell>
          <table:table-cell office:value-type="string">
            <text:p>dim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IN KEY</text:p>
          </table:table-cell>
          <table:table-cell table:number-columns-repeated="1023"/>
        </table:table-row>
        <table:table-row table:style-name="ro1">
          <table:table-cell office:value-type="string">
            <text:p>I</text:p>
          </table:table-cell>
          <table:table-cell office:value-type="string">
            <text:p>min</text:p>
          </table:table-cell>
          <table:table-cell table:number-columns-repeated="1022"/>
        </table:table-row>
        <table:table-row table:style-name="ro1">
          <table:table-cell office:value-type="string">
            <text:p>IIb</text:p>
          </table:table-cell>
          <table:table-cell table:number-columns-repeated="1023"/>
        </table:table-row>
        <table:table-row table:style-name="ro1">
          <table:table-cell office:value-type="string">
            <text:p>II</text:p>
          </table:table-cell>
          <table:table-cell office:value-type="string">
            <text:p>dim</text:p>
          </table:table-cell>
          <table:table-cell table:number-columns-repeated="1022"/>
        </table:table-row>
        <table:table-row table:style-name="ro1">
          <table:table-cell office:value-type="string">
            <text:p>III</text:p>
          </table:table-cell>
          <table:table-cell office:value-type="string">
            <text:p>dim</text:p>
          </table:table-cell>
          <table:table-cell table:number-columns-repeated="1022"/>
        </table:table-row>
        <table:table-row table:style-name="ro1">
          <table:table-cell office:value-type="string">
            <text:p>III#</text:p>
          </table:table-cell>
          <table:table-cell table:number-columns-repeated="1023"/>
        </table:table-row>
        <table:table-row table:style-name="ro1">
          <table:table-cell office:value-type="string">
            <text:p>IV</text:p>
          </table:table-cell>
          <table:table-cell office:value-type="string">
            <text:p>min</text:p>
          </table:table-cell>
          <table:table-cell table:number-columns-repeated="1022"/>
        </table:table-row>
        <table:table-row table:style-name="ro1">
          <table:table-cell office:value-type="string">
            <text:p>IV#</text:p>
          </table:table-cell>
          <table:table-cell table:number-columns-repeated="1023"/>
        </table:table-row>
        <table:table-row table:style-name="ro1">
          <table:table-cell office:value-type="string">
            <text:p>V</text:p>
          </table:table-cell>
          <table:table-cell office:value-type="string">
            <text:p>maj</text:p>
          </table:table-cell>
          <table:table-cell office:value-type="string">
            <text:p>dom7</text:p>
          </table:table-cell>
          <table:table-cell table:number-columns-repeated="1021"/>
        </table:table-row>
        <table:table-row table:style-name="ro1">
          <table:table-cell office:value-type="string">
            <text:p>VI</text:p>
          </table:table-cell>
          <table:table-cell office:value-type="string">
            <text:p>maj</text:p>
          </table:table-cell>
          <table:table-cell table:number-columns-repeated="1022"/>
        </table:table-row>
        <table:table-row table:style-name="ro1">
          <table:table-cell office:value-type="string">
            <text:p>VI#</text:p>
          </table:table-cell>
          <table:table-cell table:number-columns-repeated="1023"/>
        </table:table-row>
        <table:table-row table:style-name="ro1">
          <table:table-cell office:value-type="string">
            <text:p>VIIb</text:p>
          </table:table-cell>
          <table:table-cell table:number-columns-repeated="1023"/>
        </table:table-row>
        <table:table-row table:style-name="ro1">
          <table:table-cell office:value-type="string">
            <text:p>VII</text:p>
          </table:table-cell>
          <table:table-cell office:value-type="string">
            <text:p>di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ATRIA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CMajor</text:p>
          </table:table-cell>
          <table:table-cell table:number-columns-repeated="1023"/>
        </table:table-row>
        <table:table-row table:style-name="ro1">
          <table:table-cell office:value-type="string">
            <text:p>Gbm</text:p>
          </table:table-cell>
          <table:table-cell office:value-type="string">
            <text:p>Dm</text:p>
          </table:table-cell>
          <table:table-cell office:value-type="string">
            <text:p>Am</text:p>
          </table:table-cell>
          <table:table-cell office:value-type="string">
            <text:p>Em</text:p>
          </table:table-cell>
          <table:table-cell office:value-type="string">
            <text:p>Bm</text:p>
          </table:table-cell>
          <table:table-cell office:value-type="string">
            <text:p>F#m</text:p>
          </table:table-cell>
          <table:table-cell office:value-type="string">
            <text:p>C#m</text:p>
          </table:table-cell>
          <table:table-cell table:number-columns-repeated="1017"/>
        </table:table-row>
        <table:table-row table:style-name="ro1">
          <table:table-cell office:value-type="string">
            <text:p>Dbdim</text:p>
          </table:table-cell>
          <table:table-cell office:value-type="string">
            <text:p>Adim</text:p>
          </table:table-cell>
          <table:table-cell office:value-type="string">
            <text:p>Edim</text:p>
          </table:table-cell>
          <table:table-cell office:value-type="string">
            <text:p>Bdim</text:p>
          </table:table-cell>
          <table:table-cell office:value-type="string">
            <text:p>F#dim</text:p>
          </table:table-cell>
          <table:table-cell office:value-type="string">
            <text:p>C#dim</text:p>
          </table:table-cell>
          <table:table-cell office:value-type="string">
            <text:p>Gdim</text:p>
          </table:table-cell>
          <table:table-cell table:number-columns-repeated="1017"/>
        </table:table-row>
        <table:table-row table:style-name="ro1">
          <table:table-cell office:value-type="string">
            <text:p>Ab</text:p>
          </table:table-cell>
          <table:table-cell office:value-type="string">
            <text:p>Eb</text:p>
          </table:table-cell>
          <table:table-cell office:value-type="string">
            <text:p>B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b</text:p>
          </table:table-cell>
          <table:table-cell table:style-name="ce2" office:value-type="string">
            <text:p>Bb</text:p>
          </table:table-cell>
          <table:table-cell table:style-name="ce2" office:value-type="string">
            <text:p>F</text:p>
          </table:table-cell>
          <table:table-cell table:style-name="ce3" office:value-type="string">
            <text:p>C</text:p>
          </table:table-cell>
          <table:table-cell table:style-name="ce2" office:value-type="string">
            <text:p>G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B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>
            <text:p>Fm</text:p>
          </table:table-cell>
          <table:table-cell office:value-type="string">
            <text:p>Cm</text:p>
          </table:table-cell>
          <table:table-cell office:value-type="string">
            <text:p>Gm</text:p>
          </table:table-cell>
          <table:table-cell office:value-type="string">
            <text:p>Dm</text:p>
          </table:table-cell>
          <table:table-cell office:value-type="string">
            <text:p>Am</text:p>
          </table:table-cell>
          <table:table-cell office:value-type="string">
            <text:p>Em</text:p>
          </table:table-cell>
          <table:table-cell office:value-type="string">
            <text:p>Bm</text:p>
          </table:table-cell>
          <table:table-cell table:number-columns-repeated="1017"/>
        </table:table-row>
        <table:table-row table:style-name="ro1">
          <table:table-cell office:value-type="string">
            <text:p>Cm</text:p>
          </table:table-cell>
          <table:table-cell office:value-type="string">
            <text:p>Gm</text:p>
          </table:table-cell>
          <table:table-cell office:value-type="string">
            <text:p>Dm</text:p>
          </table:table-cell>
          <table:table-cell office:value-type="string">
            <text:p>Am</text:p>
          </table:table-cell>
          <table:table-cell office:value-type="string">
            <text:p>Em</text:p>
          </table:table-cell>
          <table:table-cell office:value-type="string">
            <text:p>Bm</text:p>
          </table:table-cell>
          <table:table-cell office:value-type="string">
            <text:p>F#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Minor (harmonic)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Caug</text:p>
          </table:table-cell>
          <table:table-cell office:value-type="string">
            <text:p>Gaug</text:p>
          </table:table-cell>
          <table:table-cell office:value-type="string">
            <text:p>Dau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G#dim</text:p>
          </table:table-cell>
          <table:table-cell office:value-type="string">
            <text:p>D#dim</text:p>
          </table:table-cell>
          <table:table-cell office:value-type="string">
            <text:p>A#di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string">
            <text:p>Am</text:p>
          </table:table-cell>
          <table:table-cell office:value-type="string">
            <text:p>Em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3" office:value-type="string">
            <text:p>Am</text:p>
          </table:table-cell>
          <table:table-cell table:style-name="ce2" office:value-type="string">
            <text:p>Em</text:p>
          </table:table-cell>
          <table:table-cell table:style-name="ce2" office:value-type="string">
            <text:p>Bm</text:p>
          </table:table-cell>
          <table:table-cell table:style-name="ce2" office:value-type="string">
            <text:p>F#m</text:p>
          </table:table-cell>
          <table:table-cell table:style-name="ce2" table:number-columns-repeated="1017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Bdim</text:p>
          </table:table-cell>
          <table:table-cell office:value-type="string">
            <text:p>F#dim</text:p>
          </table:table-cell>
          <table:table-cell office:value-type="string">
            <text:p>C#di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7/08/2017</text:date>, <text:time>11:2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Maule</meta:initial-creator>
    <meta:creation-date>2017-08-05T14:14:11.70</meta:creation-date>
    <dc:date>2017-08-07T11:20:31.31</dc:date>
    <dc:creator>Derrick Maule</dc:creator>
    <meta:editing-duration>PT1H40M53S</meta:editing-duration>
    <meta:editing-cycles>14</meta:editing-cycles>
    <meta:generator>OpenOffice/4.1.2$Win32 OpenOffice.org_project/412m3$Build-9782</meta:generator>
    <meta:document-statistic meta:table-count="3" meta:cell-count="135" meta:object-count="0"/>
  </office:meta>
</office:document-meta>
</file>